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108" style:font-weight-asian="bold" style:font-weight-complex="bold"/>
    </style:style>
    <style:style style:name="T3" style:family="text">
      <style:text-properties officeooo:rsid="0015aec1"/>
    </style:style>
    <style:style style:name="T4" style:family="text">
      <style:text-properties fo:font-weight="normal" officeooo:rsid="0015aec1" style:font-weight-asian="normal" style:font-weight-complex="normal"/>
    </style:style>
    <style:style style:name="T5" style:family="text">
      <style:text-properties fo:font-weight="normal" officeooo:rsid="0015e108" style:font-weight-asian="normal" style:font-weight-complex="normal"/>
    </style:style>
    <style:style style:name="T6" style:family="text">
      <style:text-properties officeooo:rsid="0015e1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4">10/10. </text:span></text:p>
      <text:p text:style-name="P4"/>
      <text:p text:style-name="P2"><text:span text:style-name="T1">Ejercicio 2:</text:span> Perfecto (10/10).</text:p>
      <text:p text:style-name="P4"/>
      <text:p text:style-name="P2"><text:span text:style-name="T1">Ejercicio 3:</text:span> T<text:span text:style-name="T3">e has equivocado, probablemente un despites. De pronto -(15/24)*exp(6x) lo cambias a <text:s/>-(15/24)/exp(6*x). Tienes 9/10.</text:span></text:p>
      <text:p text:style-name="P4"/>
      <text:p text:style-name="P2"><text:span text:style-name="T1">Ejercicio 4:</text:span> <text:span text:style-name="T3">Perfecto. 10/10.</text:span></text:p>
      <text:p text:style-name="P5"/>
      <text:p text:style-name="P3"><text:span text:style-name="T1">Ejercicio 5:</text:span> <text:span text:style-name="T3">Perfecto. 10/10.</text:span></text:p>
      <text:p text:style-name="P3"/>
      <text:p text:style-name="P3"><text:span text:style-name="T1">Ejercicio 6: </text:span><text:span text:style-name="T5">Perfecto, aunque te equivocas (despiste) al final, x^2y-x^3y^2=C (10/10)</text:span></text:p>
      <text:p text:style-name="P5"/>
      <text:p text:style-name="P3"><text:span text:style-name="T1">Ejercicio 7:</text:span> <text:span text:style-name="T6">Perfecto</text:span> (10/10)</text:p>
      <text:p text:style-name="P5"/>
      <text:p text:style-name="P3"><text:span text:style-name="T1">Ejercicio 8:</text:span> <text:span text:style-name="T6">Perfecto (10/10)</text:span></text:p>
      <text:p text:style-name="P5"/>
      <text:p text:style-name="P3"><text:span text:style-name="T1">Ejercicio 9:</text:span> <text:span text:style-name="T6">Perfecto (10/10)</text:span></text:p>
      <text:p text:style-name="P5"/>
      <text:p text:style-name="P3"><text:span text:style-name="T1">Nota: </text:span><text:span text:style-name="T5">el cálculo es fácil 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5:31:34.334248494</dc:date>
    <meta:editing-duration>PT41M5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61" meta:character-count="439" meta:non-whitespace-character-count="386"/>
  </office:meta>
</office:document-meta>
</file>